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Application.getAttribute( final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userWillLogout( final User user , final Map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Application.getSecurity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setApplicationStore( ApplicationStor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setSecurityHandler( SecurityHandler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setAttributes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ndardApplication.userDidLogin( final User user , final Map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Application.removeAttribute( final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userIsAccessing( final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Application.getApplication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setAttribute( final String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